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Tahom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background-color="#dddddd" fo:padding="0.097cm" fo:border="0.002cm solid #000000">
        <style:background-image/>
      </style:table-cell-properties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C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weight="bold" style:font-weight-asian="bold" style:font-weight-complex="bold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en" fo:country="US" fo:font-weight="bold" style:font-weight-asian="bold" style:font-weight-complex="bold"/>
    </style:style>
    <style:style style:name="P8" style:family="paragraph" style:parent-style-name="Table_20_Heading">
      <style:text-properties fo:language="en" fo:country="US"/>
    </style:style>
    <style:style style:name="T1" style:family="text">
      <style:text-properties fo:font-variant="normal" fo:text-transform="none" fo:color="#000000" style:font-name="Arial1" fo:font-size="11.25pt" fo:letter-spacing="normal" fo:font-style="normal" fo:font-weight="normal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З</text:h>
      <text:p text:style-name="Text_20_body"><text:span text:style-name="T1">1 при подаче на пин 2 сигнала  ()реально должно придти около 4 вольт)     включить режим ШИМ пин 6   на максимальной частоте и минимальной скважностью (минимальный к заполнения)</text:span><text:line-break/><text:span text:style-name="T1">2 при подаче на пин 1 сигнала ()реально должно придти около 4 вольт)     подать постоянный сигнал на пин 6  </text:span><text:line-break/><text:span text:style-name="T1">3 при подаче на пин1 и 2  ()реально должно придти около 4 вольт)    подать постоянный сигнал на пин 6  </text:span><text:line-break/><text:line-break/><text:span text:style-name="T1">4 изменение скважности по сигналу на пин 7  0,1в -1%   4,9в-99%     5в - постоянный сигнал на выходе ШИМ пин 6</text:span><text:line-break/><text:span text:style-name="T1">5 замыкая пин 3 на землю изменять частоту. сделать 4 диапазонов</text:span><text:line-break/><text:span text:style-name="T1">0,1 мах</text:span><text:line-break/><text:span text:style-name="T1">0,3 мах</text:span><text:line-break/><text:span text:style-name="T1">0,6 мах</text:span><text:line-break/><text:span text:style-name="T1">0,9мах</text:span><text:line-break/><text:span text:style-name="T1">перебор циклический.  0,1 0,3 0,6 0,9 0,1 </text:span> </text:p>
      <text:h text:style-name="Heading_20_1" text:outline-level="1">Таблица реакций</text:h>
      <text:h text:style-name="Heading_20_2" text:outline-level="2">Рабочие</text:h>
      <text:p text:style-name="P3">PIN1 <text:span text:style-name="T2">вход</text:span></text:p>
      <text:p text:style-name="P3">PIN2 <text:span text:style-name="T2">вход</text:span></text:p>
      <text:p text:style-name="P3">PIN6 <text:span text:style-name="T2">выход</text:span></text:p>
      <table:table table:name="Таблица1" table:style-name="Таблица1">
        <table:table-column table:style-name="Таблица1.A" table:number-columns-repeated="3"/>
        <table:table-header-rows>
          <table:table-row>
            <table:table-cell table:style-name="Таблица1.A1" office:value-type="string">
              <text:p text:style-name="P8">PIN1</text:p>
            </table:table-cell>
            <table:table-cell table:style-name="Таблица1.A1" office:value-type="string">
              <text:p text:style-name="P8">PIN2</text:p>
            </table:table-cell>
            <table:table-cell table:style-name="Таблица1.C1" office:value-type="string">
              <text:p text:style-name="P8">PIN6</text:p>
            </table:table-cell>
          </table:table-row>
        </table:table-header-rows>
        <table:table-row>
          <table:table-cell table:style-name="Таблица1.A2" office:value-type="float" office:value="1">
            <text:p text:style-name="P5">1</text:p>
          </table:table-cell>
          <table:table-cell table:style-name="Таблица1.A2" office:value-type="float" office:value="1">
            <text:p text:style-name="P5">1</text:p>
          </table:table-cell>
          <table:table-cell table:style-name="Таблица1.C2" office:value-type="float" office:value="1">
            <text:p text:style-name="P6">1</text:p>
          </table:table-cell>
        </table:table-row>
        <table:table-row>
          <table:table-cell table:style-name="Таблица1.A2" office:value-type="float" office:value="1">
            <text:p text:style-name="P5">1</text:p>
          </table:table-cell>
          <table:table-cell table:style-name="Таблица1.A2" office:value-type="float" office:value="0">
            <text:p text:style-name="P5">0</text:p>
          </table:table-cell>
          <table:table-cell table:style-name="Таблица1.C2" office:value-type="float" office:value="1">
            <text:p text:style-name="P6">1</text:p>
          </table:table-cell>
        </table:table-row>
        <table:table-row>
          <table:table-cell table:style-name="Таблица1.A2" office:value-type="float" office:value="0">
            <text:p text:style-name="P5">0</text:p>
          </table:table-cell>
          <table:table-cell table:style-name="Таблица1.A2" office:value-type="float" office:value="1">
            <text:p text:style-name="P5">1</text:p>
          </table:table-cell>
          <table:table-cell table:style-name="Таблица1.C4" office:value-type="string">
            <text:p text:style-name="P6">PWM_X%</text:p>
          </table:table-cell>
        </table:table-row>
        <table:table-row>
          <table:table-cell table:style-name="Таблица1.A2" office:value-type="float" office:value="0">
            <text:p text:style-name="P5">0</text:p>
          </table:table-cell>
          <table:table-cell table:style-name="Таблица1.A2" office:value-type="float" office:value="0">
            <text:p text:style-name="P5">0</text:p>
          </table:table-cell>
          <table:table-cell table:style-name="Таблица1.C2" office:value-type="float" office:value="0">
            <text:p text:style-name="P6">0</text:p>
          </table:table-cell>
        </table:table-row>
      </table:table>
      <text:p text:style-name="P1"/>
      <text:h text:style-name="Heading_20_2" text:outline-level="2">Настроечные</text:h>
      <text:h text:style-name="Heading_20_3" text:outline-level="3">PIN7</text:h>
      <text:p text:style-name="P1">Вход АЦП</text:p>
      <text:p text:style-name="P1">0,1В — 1%</text:p>
      <text:p text:style-name="P1">4,9В — 99%</text:p>
      <text:p text:style-name="P1">4,9-5В — <text:span text:style-name="T3">const 1</text:span></text:p>
      <text:p text:style-name="P1">Между 0,1В-4,9В включительно определять пересчётной функцией </text:p>
      <text:p text:style-name="P1">Изменение скважности ШИМа</text:p>
      <text:p text:style-name="P1"/>
      <text:h text:style-name="Heading_20_3" text:outline-level="3"><text:soft-page-break/>PIN3</text:h>
      <text:p text:style-name="P1">Кнопочка, нажатие на которую циклически <text:s/>переключает частоты ШИМа</text:p>
      <text:p text:style-name="P1">0,1 *<text:span text:style-name="T3">max </text:span></text:p>
      <text:p text:style-name="P1"><text:span text:style-name="T3">0,3</text:span></text:p>
      <text:p text:style-name="P1"><text:span text:style-name="T3">0,6</text:span></text:p>
      <text:p text:style-name="P1"><text:span text:style-name="T3">0,9</text:span></text:p>
      <text:p text:style-name="P1">Нажатие на неё враз пишет частоту в <text:span text:style-name="T3">EEPROM, </text:span>откуда она может быть прочитана</text:p>
      <text:p text:style-name="P1"/>
      <text:h text:style-name="Heading_20_1" text:outline-level="1">PIN SETLIST</text:h>
      <text:p text:style-name="P1">Входные двоичные: </text:p>
      <text:p text:style-name="P1">1,2,3</text:p>
      <text:p text:style-name="P1">Входные <text:span text:style-name="T3">ADC</text:span></text:p>
      <text:p text:style-name="P1"><text:span text:style-name="T3">7 (0-5</text:span>В)</text:p>
      <text:p text:style-name="P1">Выходные двоичные:</text:p>
      <text:p text:style-name="P3">-</text:p>
      <text:p text:style-name="P1">Выходные <text:span text:style-name="T3">PWM</text:span></text:p>
      <text:p text:style-name="P1">6</text:p>
      <text:h text:style-name="Heading_20_1" text:outline-level="1">CHIP</text:h>
      <text:p text:style-name="P3">Atiny13</text:p>
      <text:p text:style-name="P3"/>
      <text:p text:style-name="P3"/>
      <text:h text:style-name="P4" text:outline-level="1">SOFT</text:h>
      <text:p text:style-name="P1">Основной цикл <text:span text:style-name="T3">while(1)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"><text:span text:style-name="T3">Code</text:span></text:p>
          </table:table-cell>
          <table:table-cell table:style-name="Таблица2.B1" office:value-type="string">
            <text:p text:style-name="P7">GlobalVars</text:p>
          </table:table-cell>
        </table:table-row>
        <table:table-row>
          <table:table-cell table:style-name="Таблица2.A2" office:value-type="string">
            <text:p text:style-name="P1"><text:span text:style-name="T3"/></text:p>
            <text:p text:style-name="P1"><text:span text:style-name="T3"/></text:p>
            <text:p text:style-name="P1"><text:span text:style-name="T3"/></text:p>
          </table:table-cell>
          <table:table-cell table:style-name="Таблица2.B2" office:value-type="string">
            <text:p text:style-name="P6">Double curr_adc=0 – <text:span text:style-name="T2">Текущее значение ацп</text:span></text:p>
          </table:table-cell>
        </table:table-row>
      </table:table>
      <text:p text:style-name="P1"><text:span text:style-name="T3"/></text:p>
      <text:p text:style-name="P3">While(1):</text:p>
      <text:p text:style-name="P1"><text:span text:style-name="T3"><text:tab/>if (p1 &amp; p2):<text:tab/>on_const();</text:span></text:p>
      <text:p text:style-name="P1"><text:span text:style-name="T3"><text:tab/>if (p1 &amp; !p2):<text:tab/>on_const();</text:span></text:p>
      <text:p text:style-name="P1"><text:span text:style-name="T3"><text:tab/>if (!p1 &amp; !p2):<text:tab/>off_const();</text:span></text:p>
      <text:p text:style-name="P1"><text:span text:style-name="T3"><text:tab/>if (!p1 &amp; p2):<text:tab/>pwm_low();</text:span></text:p>
      <text:p text:style-name="P1"><text:span text:style-name="T3"/></text:p>
      <text:p text:style-name="P1"><text:span text:style-name="T3"><text:tab/>set_pwm_q()</text:span></text:p>
      <text:p text:style-name="P1"><text:span text:style-name="T3"><text:tab/>if(button(3)):<text:tab/>switch_freq()</text:span></text:p>
      <text:p text:style-name="P3"/>
      <text:p text:style-name="P3"/>
      <text:p text:style-name="P3">//////////////////procedures:///////////////</text:p>
      <text:p text:style-name="P1"><text:span text:style-name="T3">on_const():</text:span></text:p>
      <text:p text:style-name="P1"><text:span text:style-name="T3"><text:tab/>pwm_off();</text:span></text:p>
      <text:p text:style-name="P1"><text:span text:style-name="T3"><text:tab/>out = 1;</text:span></text:p>
      <text:p text:style-name="P1"><text:span text:style-name="T3">off_const():</text:span></text:p>
      <text:p text:style-name="P1"><text:span text:style-name="T3"><text:tab/>pwm_off();</text:span></text:p>
      <text:p text:style-name="P1"><text:span text:style-name="T3"><text:tab/>out = 0</text:span></text:p>
      <text:p text:style-name="P1"><text:span text:style-name="T3"/></text:p>
      <text:p text:style-name="P1"><text:span text:style-name="T3">pwm_low():</text:span></text:p>
      <text:p text:style-name="P1"><text:span text:style-name="T3"><text:tab/>set_pwm_q()</text:span></text:p>
      <text:p text:style-name="P1"><text:span text:style-name="T3"><text:tab/>set_pwm_freq(API_read_eeprom(...))</text:span></text:p>
      <text:p text:style-name="P1"><text:span text:style-name="T3"><text:tab/>pwm_on()</text:span></text:p>
      <text:p text:style-name="P1"><text:span text:style-name="T3"/></text:p>
      <text:p text:style-name="P1"><text:span text:style-name="T3"/></text:p>
      <text:p text:style-name="P1"><text:span text:style-name="T3">set_pwm_q()</text:span></text:p>
      <text:p text:style-name="P1"><text:span text:style-name="T3"><text:tab/>r = read_adc()</text:span></text:p>
      <text:p text:style-name="P1"><text:span text:style-name="T3"><text:tab/>double offset = .001</text:span></text:p>
      <text:p text:style-name="P1"><text:span text:style-name="T3"><text:tab/>if r&gt;curr_adc</text:span>+<text:span text:style-name="T3">offset or r&lt;curr_adc-offset:</text:span></text:p>
      <text:p text:style-name="P1"><text:soft-page-break/><text:span text:style-name="T3"><text:tab/><text:tab/>curr_adc = r</text:span></text:p>
      <text:p text:style-name="P1"><text:span text:style-name="T3"><text:tab/><text:tab/>API_set_pwm_q(r)</text:span></text:p>
      <text:p text:style-name="P1"><text:span text:style-name="T3"/></text:p>
      <text:p text:style-name="P1"><text:span text:style-name="T3">switch_freq():</text:span></text:p>
      <text:p text:style-name="P1"><text:tab/><text:span text:style-name="T3">max=1000;</text:span></text:p>
      <text:p text:style-name="P1"><text:span text:style-name="T3"><text:tab/>lst = [.1, .3, .6, .9]</text:span></text:p>
      <text:p text:style-name="P1"><text:span text:style-name="T3"><text:tab/>//</text:span>дописать, как оно там переключается, в целом должно через цикл индексов списка</text:p>
      <text:p text:style-name="P1"><text:span text:style-name="T3"/></text:p>
      <text:p text:style-name="P1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Tahom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6S</meta:editing-duration>
    <meta:editing-cycles>55</meta:editing-cycles>
    <meta:generator>OpenOffice/4.0.1$Win32 OpenOffice.org_project/401m5$Build-9714</meta:generator>
    <dc:date>2015-10-01T12:48:05.42</dc:date>
    <dc:creator>r w</dc:creator>
    <meta:document-statistic meta:table-count="2" meta:image-count="0" meta:object-count="0" meta:page-count="4" meta:paragraph-count="82" meta:word-count="289" meta:character-count="1785"/>
    <meta:user-defined meta:name="Info 1"/>
    <meta:user-defined meta:name="Info 2"/>
    <meta:user-defined meta:name="Info 3"/>
    <meta:user-defined meta:name="Info 4"/>
  </office:meta>
</office:document-meta>
</file>